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485">
            <text:p>St-2485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7965.0">
            <text:p>796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2">
            <text:p>38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21">
            <text:p>St-2521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3725.0">
            <text:p>372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7">
            <text:p>12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22">
            <text:p>St-2522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3955.0">
            <text:p>395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TUa-269">
            <text:p>TUa-269</text:p>
          </table:table-cell>
          <table:table-cell office:value-type="float" office:value="77.452">
            <text:p>77.452</text:p>
          </table:table-cell>
          <table:table-cell office:value-type="float" office:value="23.262">
            <text:p>23.262</text:p>
          </table:table-cell>
          <table:table-cell office:value-type="float" office:value="10640.0">
            <text:p>10640.0</text:p>
          </table:table-cell>
          <table:table-cell office:value-type="float" office:value="95.0">
            <text:p>9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5.0">
            <text:p>7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19">
            <text:p>St-2519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2">
            <text:p>2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873">
            <text:p>St-2873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1060.0">
            <text:p>1060.0</text:p>
          </table:table-cell>
          <table:table-cell office:value-type="float" office:value="100.0">
            <text:p>10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23">
            <text:p>St-2523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2015.0">
            <text:p>201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7">
            <text:p>4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79">
            <text:p>St-2579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7070.0">
            <text:p>7070.0</text:p>
          </table:table-cell>
          <table:table-cell office:value-type="float" office:value="100.0">
            <text:p>10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2">
            <text:p>3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90">
            <text:p>St-2590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8235.0">
            <text:p>8235.0</text:p>
          </table:table-cell>
          <table:table-cell office:value-type="float" office:value="110.0">
            <text:p>11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7.7">
            <text:p>37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660">
            <text:p>St-2660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1240.0">
            <text:p>12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698">
            <text:p>St-2698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1610.0">
            <text:p>1610.0</text:p>
          </table:table-cell>
          <table:table-cell office:value-type="float" office:value="100.0">
            <text:p>10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484">
            <text:p>St-2484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4760.0">
            <text:p>476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7">
            <text:p>18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819">
            <text:p>St-2819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620.0">
            <text:p>62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Geomorphology">
            <text:p>Geomorphology</text:p>
          </table:table-cell>
          <table:table-cell office:value-type="string" office:value="S_Edgeoya-1">
            <text:p>S_Edgeoya-1</text:p>
          </table:table-cell>
          <table:table-cell office:value-type="float" office:value="77.452">
            <text:p>77.452</text:p>
          </table:table-cell>
          <table:table-cell office:value-type="float" office:value="23.26">
            <text:p>23.26</text:p>
          </table:table-cell>
          <table:table-cell office:value-type="float" office:value="12600.0">
            <text:p>12600.0</text:p>
          </table:table-cell>
          <table:table-cell office:value-type="float" office:value="250.0">
            <text:p>250.0</text:p>
          </table:table-cell>
          <table:table-cell office:value-type="string" office:value="TUa-269">
            <text:p>TUa-269</text:p>
          </table:table-cell>
          <table:table-cell office:value-type="string" office:value="n_a">
            <text:p>n_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7.5">
            <text:p>77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T-9908">
            <text:p>T-9908</text:p>
          </table:table-cell>
          <table:table-cell office:value-type="float" office:value="77.446">
            <text:p>77.446</text:p>
          </table:table-cell>
          <table:table-cell office:value-type="float" office:value="23.259">
            <text:p>23.259</text:p>
          </table:table-cell>
          <table:table-cell office:value-type="float" office:value="9960.0">
            <text:p>9960.0</text:p>
          </table:table-cell>
          <table:table-cell office:value-type="float" office:value="125.0">
            <text:p>12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0.7">
            <text:p>70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T-9907">
            <text:p>T-9907</text:p>
          </table:table-cell>
          <table:table-cell office:value-type="float" office:value="77.448">
            <text:p>77.448</text:p>
          </table:table-cell>
          <table:table-cell office:value-type="float" office:value="23.262">
            <text:p>23.262</text:p>
          </table:table-cell>
          <table:table-cell office:value-type="float" office:value="9565.0">
            <text:p>956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3.7">
            <text:p>73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Southern_Edgeoya">
            <text:p>Southern_Edgeoya</text:p>
          </table:table-cell>
          <table:table-cell office:value-type="string" office:value="radiocarbon">
            <text:p>radiocarbon</text:p>
          </table:table-cell>
          <table:table-cell office:value-type="string" office:value="St-2520">
            <text:p>St-2520</text:p>
          </table:table-cell>
          <table:table-cell office:value-type="float" office:value="77.3095">
            <text:p>77.3095</text:p>
          </table:table-cell>
          <table:table-cell office:value-type="float" office:value="22.66089">
            <text:p>22.66089</text:p>
          </table:table-cell>
          <table:table-cell office:value-type="float" office:value="9230.0">
            <text:p>923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7">
            <text:p>5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ondevikEtal1995">
            <text:p>BondevikEtal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